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StreamListener.prin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StreamListener.setIsShowingReferrers( boolean isShowingRefer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OutputStreamListener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StreamListener.pageGenerated( String sourceURI , String destinationURI , int pageSize , int linksInPage , int newLinksInPage , int pagesRemaining , int pagesComplete , long timeTa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utputStreamListen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outputBrokenLinksAsXM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utputStreamListener.pageSkipped( String uri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setRepor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is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messageGenerat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pad( int chars ,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utputStreamListener.brokenLinkFound( Target targe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StreamListener.warningGenerated( String uri , String war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outputBrokenLinksAs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utputStreamListener.outputBrokenLink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putStreamListener.setRepor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utputStreamListener.brokenLinkFound( String uri , String parentURI ,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